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officeooo:paragraph-rsid="01d8fb23" fo:background-color="transparent" style:font-size-asian="12pt" style:language-asian="nl" style:country-asian="NL" style:font-name-complex="Bitstream Vera Sans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9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text-properties style:font-name="Ubuntu3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officeooo:paragraph-rsid="01c34300"/>
    </style:style>
    <style:style style:name="P24" style:family="paragraph" style:parent-style-name="Standard">
      <style:text-properties officeooo:paragraph-rsid="01c45041"/>
    </style:style>
    <style:style style:name="P25" style:family="paragraph" style:parent-style-name="Standard">
      <style:text-properties fo:font-style="italic" officeooo:rsid="05fe4687" officeooo:paragraph-rsid="01c1e12e" style:font-style-asian="italic" style:font-style-complex="italic"/>
    </style:style>
    <style:style style:name="P2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0e4b56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list-style-name="L1">
      <style:text-properties fo:font-size="12pt" fo:font-weight="bold" officeooo:paragraph-rsid="0186bed5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text-properties fo:font-weight="bold" style:font-weight-asian="bold" style:font-weight-complex="bold"/>
    </style:style>
    <style:style style:name="P3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text-underline-style="none" fo:font-weight="normal" officeooo:rsid="064c9632" style:font-weight-asian="normal" style:font-weight-complex="normal"/>
    </style:style>
    <style:style style:name="T23" style:family="text">
      <style:text-properties fo:color="#000000" style:text-line-through-style="none" style:text-line-through-type="none" style:text-underline-style="none" fo:font-weight="normal" officeooo:rsid="02eddb5a" style:font-weight-asian="normal" style:font-weight-complex="normal"/>
    </style:style>
    <style:style style:name="T24" style:family="text">
      <style:text-properties fo:color="#000000" style:text-line-through-style="none" style:text-line-through-type="none" style:text-underline-style="none" fo:font-weight="normal" officeooo:rsid="02e5ade6" style:font-weight-asian="normal" style:font-weight-complex="normal"/>
    </style:style>
    <style:style style:name="T25" style:family="text">
      <style:text-properties fo:color="#000000" style:text-line-through-style="none" style:text-line-through-type="none" style:text-underline-style="none" fo:font-weight="normal" officeooo:rsid="01f0312a" style:font-weight-asian="normal" style:font-weight-complex="normal"/>
    </style:style>
    <style:style style:name="T2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3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3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3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3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3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3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3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9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0" style:family="text">
      <style:text-properties fo:color="#000000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1" style:family="text">
      <style:text-properties fo:color="#000000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2" style:family="text">
      <style:text-properties fo:color="#000000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3" style:family="text">
      <style:text-properties fo:color="#000000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fo:color="#000000" style:text-underline-style="none" fo:font-weight="normal" officeooo:rsid="02e5ade6" style:font-weight-asian="normal" style:font-weight-complex="normal"/>
    </style:style>
    <style:style style:name="T45" style:family="text">
      <style:text-properties fo:color="#000000" style:text-underline-style="none" fo:font-weight="normal" officeooo:rsid="0154e886" style:font-weight-asian="normal" style:font-weight-complex="normal"/>
    </style:style>
    <style:style style:name="T46" style:family="text">
      <style:text-properties fo:color="#000000" style:text-underline-style="none" fo:font-weight="normal" officeooo:rsid="0183b5ef" style:font-weight-asian="normal" style:font-weight-complex="normal"/>
    </style:style>
    <style:style style:name="T47" style:family="text">
      <style:text-properties fo:color="#000000" style:font-name="Ubuntu Mono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48" style:family="text">
      <style:text-properties style:text-line-through-style="none" style:text-line-through-type="none" style:font-name="Ubuntu3" fo:font-size="12pt" style:text-underline-style="none" style:font-name-asian="DejaVu Sans" style:font-size-asian="12pt" style:font-size-complex="12pt"/>
    </style:style>
    <style:style style:name="T4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officeooo:rsid="01a8235f"/>
    </style:style>
    <style:style style:name="T5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<text:span text:style-name="T27">C</text:span></text:span><text:span text:style-name="Strong_20_Emphasis"><text:span text:style-name="T26">hecklist voor </text:span></text:span><text:span text:style-name="Strong_20_Emphasis"><text:span text:style-name="T35">de installatie </text:span></text:span><text:span text:style-name="Strong_20_Emphasis"><text:span text:style-name="T26">van </text:span></text:span><text:reference-mark-start text:name="Distributie"/><text:span text:style-name="Strong_20_Emphasis"><text:span text:style-name="T31">Ubunt</text:span></text:span><text:span text:style-name="Strong_20_Emphasis"><text:span text:style-name="T32">u</text:span></text:span><text:reference-mark-end text:name="Distributie"/><text:span text:style-name="Strong_20_Emphasis"><text:span text:style-name="T31"> </text:span></text:span><text:reference-mark-start text:name="Versie"/><text:span text:style-name="T55">20</text:span><text:span text:style-name="Strong_20_Emphasis"><text:span text:style-name="T31">.</text:span></text:span><text:span text:style-name="Strong_20_Emphasis"><text:span text:style-name="T33">04 LTS</text:span></text:span><text:reference-mark-end text:name="Versie"/><text:span text:style-name="Strong_20_Emphasis"><text:span text:style-name="T31"> </text:span></text:span><text:reference-mark-start text:name="Editie"/><text:span text:style-name="Strong_20_Emphasis"><text:span text:style-name="T28">desktop</text:span></text:span><text:reference-mark-end text:name="Editie"/><text:span text:style-name="Strong_20_Emphasis"><text:span text:style-name="T29"> </text:span></text:span><text:span text:style-name="Strong_20_Emphasis"><text:span text:style-name="T26">op </text:span></text:span><text:reference-mark-start text:name="Computernaam"/><text:span text:style-name="Strong_20_Emphasis"><text:span text:style-name="T34">pc-van-</text:span></text:span><text:span text:style-name="Strong_20_Emphasis"><text:span text:style-name="T36">soe</text:span></text:span><text:reference-mark-end text:name="Computernaam"/><text:span text:style-name="T30">.</text:span></text:p>
      <text:p text:style-name="P2"><text:span text:style-name="Citation"><text:span text:style-name="T21"/></text:span></text:p>
      <text:p text:style-name="P3"><text:span text:style-name="T3">Kijk op</text:span><text:span text:style-name="T26"> </text:span><text:a xlink:type="simple" xlink:href="https://karelzimmer.nl/" text:style-name="Internet_20_link" text:visited-style-name="Visited_20_Internet_20_Link"><text:span text:style-name="Internet_20_link"><text:span text:style-name="T50">karelzimmer.nl</text:span></text:span></text:a><text:span text:style-name="T26"> </text:span><text:span text:style-name="T5">voor</text:span><text:span text:style-name="T4"> </text:span><text:span text:style-name="T49">deze en andere </text:span><text:span text:style-name="T6">checklists, scripts, en overige bestanden.</text:span></text:p>
      <text:p text:style-name="P21"/>
      <text:p text:style-name="P25"><text:span text:style-name="T18">D</text:span><text:span text:style-name="T17">it is een invulbare PD</text:span><text:span text:style-name="T19">F</text:span><text:span text:style-name="T17"> met keuzevakken; </text:span><text:span text:style-name="T20">a</text:span><text:span text:style-name="T17">fdrukken is niet noodzakelijk.</text:span></text:p>
      <text:p text:style-name="P6"><text:span text:style-name="Strong_20_Emphasis"><text:span text:style-name="T8"/></text:span></text:p>
      <text:p text:style-name="P13"><text:span text:style-name="Definition"><text:span text:style-name="T52">g</text:span></text:span><text:span text:style-name="Definition"><text:span text:style-name="T51">ebruiker</text:span></text:span><text:span text:style-name="T26"><text:tab/><text:tab/><text:tab/></text:span><text:span text:style-name="User_20_Entry"><text:span text:style-name="T47">Soe</text:span></text:span></text:p>
      <text:p text:style-name="P14"><text:span text:style-name="Definition"><text:span text:style-name="T52">g</text:span></text:span><text:span text:style-name="Definition"><text:span text:style-name="T51">ebruikersnaam<text:tab/></text:span></text:span><text:span text:style-name="User_20_Entry"><text:span text:style-name="T41">soe</text:span></text:span></text:p>
      <text:p text:style-name="P15"><text:span text:style-name="Definition"><text:span text:style-name="T52">c</text:span></text:span><text:span text:style-name="Definition"><text:span text:style-name="T51">omputernaam<text:tab/></text:span></text:span><text:span text:style-name="User_20_Entry"><text:span text:style-name="T38"><text:reference-ref text:reference-format="text" text:ref-name="Computernaam">pc-van-soe</text:reference-ref></text:span></text:span></text:p>
      <text:p text:style-name="P14"><text:span text:style-name="Definition"><text:span text:style-name="T52">o</text:span></text:span><text:span text:style-name="Definition"><text:span text:style-name="T53">pstartmenu</text:span></text:span><text:span text:style-name="T26"><text:tab/><text:tab/></text:span><text:span text:style-name="User_20_Entry"><text:span text:style-name="T39">F</text:span></text:span><text:span text:style-name="User_20_Entry"><text:span text:style-name="T40">9</text:span></text:span></text:p>
      <text:p text:style-name="P14"><text:span text:style-name="Definition"><text:span text:style-name="T52">i</text:span></text:span><text:span text:style-name="Definition"><text:span text:style-name="T53">nstellingen</text:span></text:span><text:span text:style-name="T26"><text:tab/><text:tab/></text:span><text:span text:style-name="User_20_Entry"><text:span text:style-name="T40">F</text:span></text:span><text:span text:style-name="User_20_Entry"><text:span text:style-name="T42">1</text:span></text:span><text:span text:style-name="User_20_Entry"><text:span text:style-name="T43">0</text:span></text:span></text:p>
      <text:p text:style-name="P9"><text:span text:style-name="Definition"><text:span text:style-name="T54"/></text:span></text:p>
      <text:p text:style-name="P5"/>
      <text:list xml:id="list3697283873" text:style-name="L1">
        <text:list-item>
          <text:p text:style-name="P29">Installatie voorbereiden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3"><text:span text:style-name="Strong_20_Emphasis"><text:span text:style-name="T12"><text:s/></text:span></text:span><text:span text:style-name="Strong_20_Emphasis"><text:span text:style-name="T11"><draw:control text:anchor-type="as-char" draw:z-index="0" draw:name="Vorm1" draw:style-name="gr1" draw:text-style-name="P3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7"><text:span text:style-name="Strong_20_Emphasis"><text:span text:style-name="T10"/></text:span></text:p>
      <text:p text:style-name="P8"/>
      <text:list xml:id="list110829919880907" text:continue-numbering="true" text:style-name="L1">
        <text:list-item>
          <text:p text:style-name="P30">Installatie uitvoeren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4"><text:span text:style-name="Strong_20_Emphasis"><text:span text:style-name="T12"><text:s/></text:span></text:span><text:span text:style-name="Strong_20_Emphasis"><text:span text:style-name="T11"><draw:control text:anchor-type="as-char" draw:z-index="3" draw:name="Vorm2" draw:style-name="gr1" draw:text-style-name="P31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10"/>
      <text:p text:style-name="P11"/>
      <text:list xml:id="list110829909034434" text:continue-numbering="true" text:style-name="L1">
        <text:list-item>
          <text:p text:style-name="P27">Installatie afronden</text:p>
        </text:list-item>
      </text:list>
      <text:p text:style-name="P12"><text:span text:style-name="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3"><text:span text:style-name="Strong_20_Emphasis"><text:span text:style-name="T12"><text:s/></text:span></text:span><text:span text:style-name="Strong_20_Emphasis"><text:span text:style-name="T11"><draw:control text:anchor-type="as-char" draw:z-index="1" draw:name="Vorm3" draw:style-name="gr1" draw:text-style-name="P31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8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2"/>
      <text:p text:style-name="P19"/>
      <text:list xml:id="list110828620920640" text:continue-numbering="true" text:style-name="L1">
        <text:list-item>
          <text:p text:style-name="P28">Gebruiker inrichten</text:p>
        </text:list-item>
      </text:list>
      <text:p text:style-name="P12"><text:span text:style-name="Emphasis"><text:span text:style-name="T48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3"><text:span text:style-name="Strong_20_Emphasis"><text:span text:style-name="T12"><text:s/></text:span></text:span><text:span text:style-name="Strong_20_Emphasis"><text:span text:style-name="T11"><draw:control text:anchor-type="as-char" draw:z-index="2" draw:name="Vorm4" draw:style-name="gr1" draw:text-style-name="P31" svg:width="0.35cm" svg:height="0.35cm" draw:control="control3"/></text:span></text:span></text:p>
          </table:table-cell>
          <table:table-cell table:style-name="_34_._5f_Gebruiker_5f_inrichten.A1" office:value-type="string">
            <text:p text:style-name="P18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2"/>
      <text:p text:style-name="P20"/>
      <text:p text:style-name="P16"><text:span text:style-name="T22">E</text:span><text:span text:style-name="T23">inde c</text:span><text:span text:style-name="T24">hecklist, </text:span><text:span text:style-name="T25">d</text:span><text:span text:style-name="T24">e</text:span><text:span text:style-name="T44"> installatie van </text:span><text:span text:style-name="T44"><text:reference-ref text:reference-format="text" text:ref-name="Distributie">Ubuntu</text:reference-ref></text:span><text:span text:style-name="T44"><text:s/></text:span><text:span text:style-name="T45"><text:reference-ref text:reference-format="text" text:ref-name="Versie">20.04 LTS</text:reference-ref></text:span><text:span text:style-name="T44"><text:s/></text:span><text:span text:style-name="T44"><text:reference-ref text:reference-format="text" text:ref-name="Editie">desktop</text:reference-ref></text:span><text:span text:style-name="T44"><text:s/></text:span><text:span text:style-name="T46">op </text:span><text:span text:style-name="T46"><text:reference-ref text:reference-format="text" text:ref-name="Computernaam">pc-van-soe</text:reference-ref></text:span><text:span text:style-name="T46"><text:s/></text:span><text:span text:style-name="T44">is voltooid.<text:line-break/></text:span></text:p>
      <text:p text:style-name="P4"><text:span text:style-name="T37">Geschreven</text:span><text:span text:style-name="T7"> door Karel Zimmer</text:span><text:span text:style-name="Strong_20_Emphasis"><text:span text:style-name="T9"> &lt;</text:span></text:span><text:a xlink:type="simple" xlink:href="mailto:info@karelzimmer.nl" text:style-name="Internet_20_link" text:visited-style-name="Visited_20_Internet_20_Link"><text:span text:style-name="Strong_20_Emphasis"><text:span text:style-name="T56">info@karelzimmer.nl</text:span></text:span></text:a><text:span text:style-name="Strong_20_Emphasis"><text:span text:style-name="T9">&gt;</text:span></text:span><text:span text:style-name="T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-van-soe.odt</text:file-name><text:tab/><text:date style:data-style-name="N36" text:date-value="2021-08-23T11:08:28.471127017">23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3T11:08:28.372960839</dc:date>
    <meta:printed-by>Karel Zimmer</meta:printed-by>
    <meta:print-date>2012-07-13T13:55:28</meta:print-date>
    <meta:keyword>Installatie</meta:keyword>
    <meta:keyword>Checklist</meta:keyword>
    <meta:keyword>Linux</meta:keyword>
    <meta:editing-cycles>3043</meta:editing-cycles>
    <meta:editing-duration>P7DT6H28M29S</meta:editing-duration>
    <dc:creator>Karel Zimmer</dc:creator>
    <meta:document-statistic meta:table-count="4" meta:image-count="0" meta:object-count="0" meta:page-count="1" meta:paragraph-count="24" meta:word-count="106" meta:character-count="930" meta:non-whitespace-character-count="838"/>
    <meta:user-defined meta:name="Info 1"/>
    <meta:user-defined meta:name="Info 2"/>
    <meta:user-defined meta:name="Info 3"/>
    <meta:user-defined meta:name="Info 4"/>
  </office:meta>
</office:document-meta>
</file>